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892f"/>
    </style:style>
    <style:style style:name="P2" style:family="paragraph" style:parent-style-name="Text_20_body">
      <style:text-properties officeooo:rsid="0016892f" officeooo:paragraph-rsid="0016892f"/>
    </style:style>
    <style:style style:name="P3" style:family="paragraph" style:parent-style-name="Text_20_body">
      <style:text-properties officeooo:rsid="0016c445" officeooo:paragraph-rsid="0016c445"/>
    </style:style>
    <style:style style:name="P4" style:family="paragraph" style:parent-style-name="Text_20_body">
      <style:text-properties officeooo:rsid="0018ed66" officeooo:paragraph-rsid="0018ed66"/>
    </style:style>
    <style:style style:name="P5" style:family="paragraph" style:parent-style-name="Text_20_body">
      <style:text-properties officeooo:rsid="001b4035" officeooo:paragraph-rsid="001b4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RP<text:tab/></text:p>
      <text:p text:style-name="P1">1、支持VLSM <text:s text:c="2"/>ripv1不支持，ripv2支持</text:p>
      <text:p text:style-name="P2">2、占用带宽少</text:p>
      <text:p text:style-name="P2">3、只有流量发生抖动或链路改变是才更新路由表</text:p>
      <text:p text:style-name="P2">4、使用DUAL算法计算路由，路由无环路</text:p>
      <text:p text:style-name="P2">5、每一个节点有张路由表，第一张表是描述邻家关系；第二张表是DUAL算法表，里面包含FD AD 等信息，第三张表是到达目的地根据dual算法得来的最优路径。</text:p>
      <text:p text:style-name="P3">6、要成为后继路由的条件是AD &lt; FD </text:p>
      <text:p text:style-name="P3">7、dual算法中 有 k1 k2 k3 k4 k5 ,默认 k1（带宽） k3（时延） 为1 ，其他为0</text:p>
      <text:p text:style-name="P3">8、带宽为路径上所有出接口或如接口的带宽累加，延迟为路径上所有出接口或入接口延迟累加。</text:p>
      <text:p text:style-name="P3">9、dual算法取AD值最小作为最优路径。</text:p>
      <text:h text:style-name="Heading_20_1" text:outline-level="1">TIPS:</text:h>
      <text:p text:style-name="P4"><text:tab/>Router(config)#router eigrp as 号</text:p>
      <text:p text:style-name="P4"><text:tab/>Router(config-router)#network x.x.x.x [x.x.x.x]</text:p>
      <text:p text:style-name="P4"><text:tab/>// 不使用反掩码为主类宣告,加上反掩码达到精确宣告</text:p>
      <text:p text:style-name="P5"><text:tab/>启用 EIGRP 进程,且 AS 号统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9:07:42.822880978</meta:creation-date>
    <dc:date>2016-09-21T10:27:43.653207503</dc:date>
    <meta:editing-duration>PT14M4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79" meta:character-count="432" meta:non-whitespace-character-count="398"/>
  </office:meta>
</office:document-meta>
</file>